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68000001CDA2612360077C54E3.png" manifest:media-type="image/png"/>
  <manifest:file-entry manifest:full-path="Pictures/20000002000001CE0000015A84D3365D48AC9E92.eps" manifest:media-type="image/x-eps"/>
  <manifest:file-entry manifest:full-path="Pictures/20000002000001CE0000015A4C469EE3BDB70A8D.eps" manifest:media-type="image/x-eps"/>
  <manifest:file-entry manifest:full-path="Pictures/10000201000000E700000296563DA6ECA157E7C0.png" manifest:media-type="image/png"/>
  <manifest:file-entry manifest:full-path="Pictures/1000020000000268000001CD4DB8BB51710729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8cm" svg:stroke-color="#000000" draw:marker-start-width="0.242cm" draw:marker-end="Arrow" draw:marker-end-width="0.093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59f01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ef413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width="0.044cm" draw:stroke-linejoin="miter" draw:fill="solid" draw:fill-color="#00ff00"/>
    </style:style>
    <style:style style:name="gr10" style:family="graphic" style:parent-style-name="standard">
      <style:graphic-properties draw:stroke="none" svg:stroke-width="0.044cm" draw:stroke-linejoin="miter" draw:fill="solid" draw:fill-color="#ff0000"/>
    </style:style>
    <style:style style:name="gr11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width="0.044cm" draw:stroke-linejoin="miter" draw:fill="solid" draw:fill-color="#0000ff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103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00ff00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 draw:fill-color="#ffffff"/>
      <style:text-properties style:font-name="Times New Roman" fo:font-size="15pt" style:font-size-asian="15pt" style:font-size-complex="15pt"/>
    </style:style>
    <style:style style:name="P10" style:family="paragraph">
      <loext:graphic-properties draw:fill-color="#ffffff"/>
    </style:style>
    <style:style style:name="T1" style:family="text">
      <style:text-properties style:font-name="Times New Roman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73cm" svg:height="1.016cm" svg:x="13.57cm" svg:y="10.468cm">
          <draw:image xlink:href="Pictures/20000002000001CE0000015A4C469EE3BDB70A8D.eps" xlink:type="simple" xlink:show="embed" xlink:actuate="onLoad">
            <text:p/>
          </draw:image>
          <draw:image xlink:href="Pictures/1000020000000268000001CD4DB8BB51710729A4.png" xlink:type="simple" xlink:show="embed" xlink:actuate="onLoad"/>
        </draw:frame>
        <draw:frame draw:style-name="gr1" draw:text-style-name="P1" draw:layer="layout" svg:width="0.975cm" svg:height="2.794cm" svg:x="6.618cm" svg:y="9.78cm">
          <draw:image xlink:href="Pictures/10000201000000E700000296563DA6ECA157E7C0.png" xlink:type="simple" xlink:show="embed" xlink:actuate="onLoad">
            <text:p/>
          </draw:image>
        </draw:frame>
        <draw:frame draw:style-name="gr1" draw:text-style-name="P1" draw:layer="layout" svg:width="2.374cm" svg:height="1.778cm" svg:x="3.935cm" svg:y="10.172cm">
          <draw:image xlink:href="Pictures/20000002000001CE0000015A84D3365D48AC9E92.eps" xlink:type="simple" xlink:show="embed" xlink:actuate="onLoad">
            <text:p/>
          </draw:image>
          <draw:image xlink:href="Pictures/1000020000000268000001CDA2612360077C54E3.png" xlink:type="simple" xlink:show="embed" xlink:actuate="onLoad"/>
        </draw:frame>
        <draw:line draw:style-name="gr2" draw:text-style-name="P2" draw:layer="layout" svg:x1="6.104cm" svg:y1="11.075cm" svg:x2="6.604cm" svg:y2="10.542cm">
          <text:p/>
        </draw:line>
        <draw:g>
          <svg:title>TexMaths</svg:title>
          <svg:desc>28§display§\mathbf{c}§svg§600§FALSE§</svg:desc>
          <draw:path draw:style-name="gr3" draw:text-style-name="P3" draw:layer="layout" svg:width="0.279cm" svg:height="0cm" svg:x="7.909cm" svg:y="10.757cm" svg:viewBox="0 0 280 0" svg:d="M205 0c-11 0-13 0-13 0 0 0 23 0 41 0s40 0 40 0c0 0-75 0-111 0-114 0-162 0-162 0 0 0 61 0 159 0 102 0 121 0 121 0 0 0-8 0-14 0-12 0-13 0-16 0-16 0-48 0-80 0-88 0-88 0-88 0h81c23 0 33 0 42 0z">
            <text:p/>
          </draw:path>
        </draw:g>
        <draw:line draw:style-name="gr2" draw:text-style-name="P2" draw:layer="layout" svg:x1="7.704cm" svg:y1="11.075cm" svg:x2="8.128cm" svg:y2="11.075cm">
          <text:p/>
        </draw:line>
        <draw:custom-shape draw:style-name="gr4" draw:text-style-name="P4" draw:layer="layout" svg:width="0.508cm" svg:height="0.508cm" svg:x="8.18cm" svg:y="10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\hat{F}}§svg§600§FALSE§</svg:desc>
          <draw:polygon draw:style-name="gr3" draw:text-style-name="P3" draw:layer="layout" svg:width="0.125cm" svg:height="0.065cm" svg:x="8.379cm" svg:y="10.872cm" svg:viewBox="0 0 126 66" draw:points="63,0 0,51 11,66 63,34 115,66 126,52">
            <text:p/>
          </draw:polygon>
          <draw:path draw:style-name="gr3" draw:text-style-name="P3" draw:layer="layout" svg:width="0.253cm" svg:height="0.271cm" svg:x="8.313cm" svg:y="10.974cm" svg:viewBox="0 0 254 272" svg:d="M242 0h-242v19h44v234h-44v19c15-1 55-1 73-1 19 0 63 0 81 1v-19h-54v-108h20c39 0 42 17 42 47h18v-112h-18c0 29-3 46-42 46h-20v-107h56c64 0 73 31 80 77h18z">
            <text:p/>
          </draw:path>
        </draw:g>
        <draw:custom-shape draw:style-name="gr4" draw:text-style-name="P4" draw:layer="layout" svg:width="0.508cm" svg:height="0.508cm" svg:x="9.08cm" svg:y="10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704cm" svg:y1="11.075cm" svg:x2="9.08cm" svg:y2="11.075cm">
          <text:p/>
        </draw:line>
        <draw:g>
          <svg:title>TexMaths</svg:title>
          <svg:desc>28§display§\mathbf{F}§svg§600§FALSE§</svg:desc>
          <draw:path draw:style-name="gr3" draw:text-style-name="P3" draw:layer="layout" svg:width="0.253cm" svg:height="0.278cm" svg:x="9.19cm" svg:y="10.974cm" svg:viewBox="0 0 254 279" svg:d="M242 0h-242v20h44v239h-44v20c15-2 55-2 73-2 20 0 63 0 81 2v-20h-54v-110h20c39 0 42 17 42 48h19v-115h-19c0 29-3 47-42 47h-20v-109h56c64 0 74 31 80 78h18z">
            <text:p/>
          </draw:path>
        </draw:g>
        <draw:custom-shape draw:style-name="gr5" draw:text-style-name="P4" draw:layer="layout" svg:width="2.032cm" svg:height="2.032cm" svg:x="9.978cm" svg:y="10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9.604cm" svg:y1="11.075cm" svg:x2="9.98cm" svg:y2="11.075cm">
          <text:p/>
        </draw:line>
        <draw:custom-shape draw:style-name="gr6" draw:text-style-name="P5" xml:id="id13" draw:id="id13" draw:layer="layout" svg:width="0.102cm" svg:height="0.102cm" svg:x="10.386cm" svg:y="10.5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4" draw:id="id14" draw:layer="layout" svg:width="0.102cm" svg:height="0.102cm" svg:x="10.787cm" svg:y="10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" draw:id="id2" draw:layer="layout" svg:width="0.102cm" svg:height="0.102cm" svg:x="10.988cm" svg:y="10.4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" draw:id="id3" draw:layer="layout" svg:width="0.102cm" svg:height="0.102cm" svg:x="11.289cm" svg:y="10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9" draw:id="id9" draw:layer="layout" svg:width="0.102cm" svg:height="0.102cm" svg:x="11.19cm" svg:y="11.0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7" draw:id="id7" draw:layer="layout" svg:width="0.102cm" svg:height="0.102cm" svg:x="11.591cm" svg:y="10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8" draw:id="id8" draw:layer="layout" svg:width="0.102cm" svg:height="0.102cm" svg:x="10.993cm" svg:y="11.4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0" draw:id="id10" draw:layer="layout" svg:width="0.102cm" svg:height="0.102cm" svg:x="10.694cm" svg:y="11.2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" draw:id="id4" draw:layer="layout" svg:width="0.102cm" svg:height="0.102cm" svg:x="10.295cm" svg:y="10.9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2" draw:id="id12" draw:layer="layout" svg:width="0.102cm" svg:height="0.102cm" svg:x="10.296cm" svg:y="11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1" draw:id="id11" draw:layer="layout" svg:width="0.102cm" svg:height="0.102cm" svg:x="10.597cm" svg:y="11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5" draw:id="id15" draw:layer="layout" svg:width="0.102cm" svg:height="0.102cm" svg:x="10.998cm" svg:y="11.8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6" draw:id="id16" draw:layer="layout" svg:width="0.102cm" svg:height="0.102cm" svg:x="11.399cm" svg:y="11.6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5" draw:id="id5" draw:layer="layout" svg:width="0.102cm" svg:height="0.102cm" svg:x="11.6cm" svg:y="10.5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6" draw:id="id6" draw:layer="layout" svg:width="0.102cm" svg:height="0.102cm" svg:x="11.301cm" svg:y="10.2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" draw:id="id1" draw:layer="layout" svg:width="0.102cm" svg:height="0.102cm" svg:x="10.702cm" svg:y="10.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2" draw:layer="layout" draw:type="curve" svg:x1="10.753cm" svg:y1="10.242cm" svg:x2="10.988cm" svg:y2="10.477cm" draw:start-shape="id1" draw:start-glue-point="8" draw:end-shape="id2" draw:end-glue-point="6" svg:d="M10753 10242c0 157 78 235 235 235" svg:viewBox="0 0 236 236">
          <text:p/>
        </draw:connector>
        <draw:connector draw:style-name="gr7" draw:text-style-name="P2" draw:layer="layout" draw:type="curve" svg:x1="11.34cm" svg:y1="10.729cm" svg:x2="10.397cm" svg:y2="10.984cm" draw:start-shape="id3" draw:start-glue-point="8" draw:end-shape="id4" draw:end-glue-point="10" svg:d="M11340 10729c0 170-314 255-943 255" svg:viewBox="0 0 944 256">
          <text:p/>
        </draw:connector>
        <draw:connector draw:style-name="gr7" draw:text-style-name="P2" draw:layer="layout" draw:type="curve" svg:x1="11.651cm" svg:y1="10.538cm" svg:x2="11.403cm" svg:y2="10.29cm" draw:start-shape="id5" draw:start-glue-point="4" draw:end-shape="id6" draw:end-glue-point="10" svg:d="M11651 10538c0-166-82-248-248-248" svg:viewBox="0 0 249 249">
          <text:p/>
        </draw:connector>
        <draw:connector draw:style-name="gr7" draw:text-style-name="P2" draw:layer="layout" draw:type="curve" svg:x1="11.642cm" svg:y1="11.031cm" svg:x2="11.095cm" svg:y2="11.482cm" draw:start-shape="id7" draw:start-glue-point="8" draw:end-shape="id8" draw:end-glue-point="10" svg:d="M11642 11031c0 301-182 451-547 451" svg:viewBox="0 0 548 452">
          <text:p/>
        </draw:connector>
        <draw:connector draw:style-name="gr8" draw:text-style-name="P2" draw:layer="layout" draw:type="curve" svg:x1="11.19cm" svg:y1="11.079cm" svg:x2="10.745cm" svg:y2="11.232cm" draw:start-shape="id9" draw:start-glue-point="6" draw:end-shape="id10" draw:end-glue-point="4" svg:d="M11190 11079c-297 0-445 51-445 153" svg:viewBox="0 0 446 154">
          <text:p/>
        </draw:connector>
        <draw:connector draw:style-name="gr7" draw:text-style-name="P2" draw:layer="layout" draw:type="curve" svg:x1="10.612cm" svg:y1="11.65cm" svg:x2="10.398cm" svg:y2="11.385cm" draw:start-shape="id11" draw:start-glue-point="5" draw:end-shape="id12" draw:end-glue-point="10" svg:d="M10612 11650c0-177-71-265-214-265" svg:viewBox="0 0 215 266">
          <text:p/>
        </draw:connector>
        <draw:connector draw:style-name="gr8" draw:text-style-name="P2" draw:layer="layout" draw:type="curve" draw:line-skew="0.354cm" svg:x1="10.296cm" svg:y1="11.385cm" svg:x2="10.386cm" svg:y2="10.575cm" draw:start-shape="id12" draw:start-glue-point="6" draw:end-shape="id13" draw:end-glue-point="6" svg:d="M10296 11385c-220 0-265-810 90-810" svg:viewBox="0 0 262 811">
          <text:p/>
        </draw:connector>
        <draw:connector draw:style-name="gr7" draw:text-style-name="P2" draw:layer="layout" draw:type="curve" svg:x1="11.292cm" svg:y1="11.079cm" svg:x2="11.6cm" svg:y2="10.589cm" draw:start-shape="id9" draw:start-glue-point="10" draw:end-shape="id5" draw:end-glue-point="6" svg:d="M11292 11079c232 0 79-490 308-490" svg:viewBox="0 0 309 491">
          <text:p/>
        </draw:connector>
        <draw:connector draw:style-name="gr8" draw:text-style-name="P2" draw:layer="layout" draw:type="curve" svg:x1="11.039cm" svg:y1="10.528cm" svg:x2="10.889cm" svg:y2="10.876cm" draw:start-shape="id2" draw:start-glue-point="8" draw:end-shape="id14" draw:end-glue-point="10" svg:d="M11039 10528c0 232-50 348-150 348" svg:viewBox="0 0 151 349">
          <text:p/>
        </draw:connector>
        <draw:connector draw:style-name="gr7" draw:text-style-name="P2" draw:layer="layout" draw:type="curve" svg:x1="10.437cm" svg:y1="10.524cm" svg:x2="10.702cm" svg:y2="10.191cm" draw:start-shape="id13" draw:start-glue-point="4" draw:end-shape="id1" draw:end-glue-point="6" svg:d="M10437 10524c0-222 88-333 265-333" svg:viewBox="0 0 266 334">
          <text:p/>
        </draw:connector>
        <draw:connector draw:style-name="gr8" draw:text-style-name="P2" draw:layer="layout" draw:type="curve" draw:line-skew="0.357cm" svg:x1="11.301cm" svg:y1="10.29cm" svg:x2="11.289cm" svg:y2="10.678cm" draw:start-shape="id6" draw:start-glue-point="6" draw:end-shape="id3" draw:end-glue-point="6" svg:d="M11301 10290c-234 0-228 388-12 388" svg:viewBox="0 0 176 389">
          <text:p/>
        </draw:connector>
        <draw:connector draw:style-name="gr7" draw:text-style-name="P2" draw:layer="layout" draw:type="curve" svg:x1="10.998cm" svg:y1="11.887cm" svg:x2="10.745cm" svg:y2="11.334cm" draw:start-shape="id15" draw:start-glue-point="6" draw:end-shape="id10" draw:end-glue-point="8" svg:d="M10998 11887c-169 0-253-184-253-553" svg:viewBox="0 0 254 554">
          <text:p/>
        </draw:connector>
        <draw:connector draw:style-name="gr8" draw:text-style-name="P2" draw:layer="layout" draw:type="curve" draw:line-skew="-0.332cm" svg:x1="11.501cm" svg:y1="11.688cm" svg:x2="11.693cm" svg:y2="10.98cm" draw:start-shape="id16" draw:start-glue-point="10" draw:end-shape="id7" draw:end-glue-point="10" svg:d="M11501 11688c543 0 447-708 192-708" svg:viewBox="0 0 397 709">
          <text:p/>
        </draw:connector>
        <draw:g>
          <svg:title>TexMaths</svg:title>
          <svg:desc>28§display§\color{green}{\mathbf{\Omega^s}}\color{black}{,}\color{red}{\mathbf{\Omega^f}}§svg§600§FALSE§</svg:desc>
          <draw:path draw:style-name="gr9" draw:text-style-name="P6" draw:layer="layout" svg:width="0.182cm" svg:height="0.193cm" svg:x="10.689cm" svg:y="12.165cm" svg:viewBox="0 0 183 194" svg:d="M183 139h-12c-1 3-3 15-4 20-2 4-3 7-18 7h-18c5-13 12-22 20-34 14-19 28-40 28-65 0-30-23-67-88-67s-88 37-88 67c0 25 15 46 28 65 9 12 16 22 20 34h-17c-15 0-16-3-18-6-1-5-3-19-4-21h-12l9 55h48c6 0 8 0 8-7 0-20-8-45-11-57-7-22-12-43-12-63 0-11 1-31 13-44 13-12 29-13 36-13 13 0 27 4 36 14 8 8 14 21 14 43 0 20-6 39-12 59-4 17-12 41-12 61 0 7 3 7 8 7h48z">
            <text:p/>
          </draw:path>
          <draw:path draw:style-name="gr9" draw:text-style-name="P6" draw:layer="layout" svg:width="0.072cm" svg:height="0.089cm" svg:x="10.892cm" svg:y="12.156cm" svg:viewBox="0 0 73 90" svg:d="M68 6c0-3 0-6-4-6-1 0-2 0-5 1 0 1-3 2-3 2h-1c-8-3-15-3-19-3-5 0-16 0-25 5-10 6-11 17-11 22 0 20 23 24 36 27 11 1 23 4 23 14 0 13-17 13-21 13-17 0-23-8-27-19-1-3-1-4-5-4-5 0-6 1-6 7v19c0 3 0 6 4 6 2 0 2 0 6-3 1 0 4-2 5-3 9 6 19 6 23 6 5 0 35 0 35-29 0-9-4-15-8-19-8-8-16-9-30-12-11-2-21-3-21-11 0-11 18-11 22-11 20 0 20 9 21 14 0 4 1 4 5 4 5 0 6-1 6-6z">
            <text:p/>
          </draw:path>
          <draw:path draw:style-name="gr3" draw:text-style-name="P3" draw:layer="layout" svg:width="0.029cm" svg:height="0.083cm" svg:x="11.007cm" svg:y="12.329cm" svg:viewBox="0 0 30 84" svg:d="M30 29c0-18-7-29-16-29s-14 7-14 15c0 7 5 15 14 15 2 0 6-2 8-4 1-1 1-1 2-1v4c0 21-9 38-17 47-3 3-3 4-3 4 0 3 1 4 3 4 3 0 23-22 23-55z">
            <text:p/>
          </draw:path>
          <draw:path draw:style-name="gr10" draw:text-style-name="P7" draw:layer="layout" svg:width="0.182cm" svg:height="0.193cm" svg:x="11.068cm" svg:y="12.165cm" svg:viewBox="0 0 183 194" svg:d="M183 139h-12c-1 3-3 15-4 20-2 4-3 7-18 7h-18c5-13 12-22 20-34 14-19 28-40 28-65 0-30-23-67-88-67s-88 37-88 67c0 25 15 46 28 65 9 12 16 22 20 34h-17c-15 0-16-3-18-6-1-5-3-19-4-21h-12l9 55h48c6 0 8 0 8-7 0-20-8-45-11-57-7-22-12-43-12-63 0-11 1-31 13-44 13-12 29-13 36-13 13 0 27 4 36 14 8 8 14 21 14 43 0 20-6 39-12 59-4 17-12 41-12 61 0 7 3 7 8 7h48z">
            <text:p/>
          </draw:path>
          <draw:path draw:style-name="gr10" draw:text-style-name="P7" draw:layer="layout" svg:width="0.076cm" svg:height="0.136cm" svg:x="11.272cm" svg:y="12.108cm" svg:viewBox="0 0 77 137" svg:d="M36 61h23v-11h-24v-18c0-4 0-23 19-23 2 0 2 0 2 0 0 0 0 1-1 1 0 1-2 5-2 8 0 10 7 14 12 14 6 0 12-5 12-14s-7-18-22-18c-20 0-40 9-40 31v19h-15v11h15v65h-12v11c0 0 14-1 23-1 6 0 23 1 25 1v-11h-15z">
            <text:p/>
          </draw:path>
        </draw:g>
        <draw:custom-shape draw:style-name="gr4" draw:text-style-name="P4" draw:layer="layout" svg:width="0.508cm" svg:height="0.508cm" svg:x="12.28cm" svg:y="10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08cm" svg:height="0.508cm" svg:x="13.08cm" svg:y="10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hat{\mathbf{D}}§svg§600§FALSE§</svg:desc>
          <draw:polygon draw:style-name="gr3" draw:text-style-name="P3" draw:layer="layout" svg:width="0.104cm" svg:height="0.062cm" svg:x="13.283cm" svg:y="10.872cm" svg:viewBox="0 0 105 63" draw:points="52,0 0,56 7,63 52,21 98,63 105,56">
            <text:p/>
          </draw:polygon>
          <draw:path draw:style-name="gr3" draw:text-style-name="P3" draw:layer="layout" svg:width="0.304cm" svg:height="0.274cm" svg:x="13.178cm" svg:y="10.978cm" svg:viewBox="0 0 305 275" svg:d="M43 19v238h-43v18h169c77 0 136-49 136-135 0-88-59-140-137-140h-168v19zM96 257v-238h57c26 0 58 7 77 36 14 20 17 47 17 84 0 44-4 66-17 84-19 28-53 34-77 34z">
            <text:p/>
          </draw:path>
        </draw:g>
        <draw:g>
          <svg:title>TexMaths</svg:title>
          <svg:desc>28§display§\mathbf{D}§svg§600§FALSE§</svg:desc>
          <draw:path draw:style-name="gr3" draw:text-style-name="P3" draw:layer="layout" svg:width="0.304cm" svg:height="0.278cm" svg:x="12.391cm" svg:y="10.974cm" svg:viewBox="0 0 305 279" svg:d="M43 19v242h-43v18h169c78 0 136-50 136-137 0-89-58-142-137-142h-168v19zM96 261v-242h57c26 0 58 8 77 36 14 21 17 48 17 86 0 45-4 67-17 85-19 28-53 35-77 35z">
            <text:p/>
          </draw:path>
        </draw:g>
        <draw:line draw:style-name="gr2" draw:text-style-name="P2" draw:layer="layout" svg:x1="12.004cm" svg:y1="11.075cm" svg:x2="12.28cm" svg:y2="11.075cm">
          <text:p/>
        </draw:line>
        <draw:line draw:style-name="gr2" draw:text-style-name="P2" draw:layer="layout" svg:x1="12.804cm" svg:y1="11.075cm" svg:x2="13.08cm" svg:y2="11.075cm">
          <text:p/>
        </draw:line>
        <draw:line draw:style-name="gr2" draw:text-style-name="P2" draw:layer="layout" svg:x1="13.604cm" svg:y1="11.075cm" svg:x2="13.97cm" svg:y2="11.075cm">
          <text:p/>
        </draw:line>
        <draw:g>
          <svg:title>TexMaths</svg:title>
          <svg:desc>28§display§\hat{\mathbf{y}}§svg§600§FALSE§</svg:desc>
          <draw:polygon draw:style-name="gr3" draw:text-style-name="P3" draw:layer="layout" svg:width="0.065cm" svg:height="0.038cm" svg:x="13.751cm" svg:y="10.827cm" svg:viewBox="0 0 66 39" draw:points="33,0 0,34 4,39 33,13 62,39 66,34">
            <text:p/>
          </draw:polygon>
          <draw:path draw:style-name="gr3" draw:text-style-name="P3" draw:layer="layout" svg:width="0.137cm" svg:height="0.158cm" svg:x="13.713cm" svg:y="10.892cm" svg:viewBox="0 0 138 159" svg:d="M120 17c2-4 2-5 18-5v-12c-6 1-13 1-20 1-6 0-17-1-22-1v12c0 0 12 0 12 3l-1 2-29 61-31-66h13v-12c-8 1-31 1-31 1-7 0-18-1-28-1v12h16l46 98-6 12c-5 11-13 28-31 28-3 0-4 0-5-1 2-1 8-5 8-13s-7-14-15-14c-7 0-14 5-14 14 0 13 12 23 26 23 19 0 34-15 41-30z">
            <text:p/>
          </draw:path>
        </draw:g>
        <draw:line draw:style-name="gr2" draw:text-style-name="P2" draw:layer="layout" svg:x1="6.104cm" svg:y1="11.076cm" svg:x2="6.604cm" svg:y2="10.796cm">
          <text:p/>
        </draw:line>
        <draw:line draw:style-name="gr2" draw:text-style-name="P2" draw:layer="layout" svg:x1="6.104cm" svg:y1="11.077cm" svg:x2="6.604cm" svg:y2="11.304cm">
          <text:p/>
        </draw:line>
        <draw:line draw:style-name="gr2" draw:text-style-name="P2" draw:layer="layout" svg:x1="6.104cm" svg:y1="11.077cm" svg:x2="6.604cm" svg:y2="11.558cm">
          <text:p/>
        </draw:line>
        <draw:g>
          <svg:title>TexMaths</svg:title>
          <svg:desc>28§display§\{§svg§600§FALSE§</svg:desc>
          <draw:path draw:style-name="gr3" draw:text-style-name="P3" draw:layer="layout" svg:width="0.352cm" svg:height="1.373cm" draw:transform="rotate (-1.5707963267949) translate (11.6859866495721cm 9.65580735746399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g>
          <svg:title>TexMaths</svg:title>
          <svg:desc>28§display§\{§svg§600§FALSE§</svg:desc>
          <draw:path draw:style-name="gr3" draw:text-style-name="P3" draw:layer="layout" svg:width="0.352cm" svg:height="0.969cm" draw:transform="rotate (1.5707963267949) translate (6.60400942497457cm 12.8405013004011cm)" svg:viewBox="0 0 353 970" svg:d="M209 130c0-40 27-101 135-108 5-2 9-7 9-11 0-11-9-11-18-11-101 0-191 49-191 121v221c0 39 0 70-41 101-33 29-72 31-94 31-5 2-9 7-9 11 0 11 7 11 16 11 65 4 112 40 123 86 5 11 5 13 5 48v192c0 40 0 73 47 108 38 29 104 40 144 40 9 0 18 0 18-11 0-9-7-9-16-9-63-4-112-35-123-86-5-9-5-11-5-44v-205c0-44-7-62-38-93-23-19-52-28-79-37 81-22 117-66 117-123z">
            <text:p/>
          </draw:path>
        </draw:g>
        <draw:g>
          <svg:title>TexMaths</svg:title>
          <svg:desc>28§display§N_{\textnormal{filter}}§svg§600§FALSE§</svg:desc>
          <draw:path draw:style-name="gr3" draw:text-style-name="P3" draw:layer="layout" svg:width="0.27cm" svg:height="0.219cm" svg:x="6.706cm" svg:y="12.901cm" svg:viewBox="0 0 271 220" svg:d="M231 34c2-13 8-23 34-24 2 0 6-1 6-6 0-1 0-4-5-4-10 0-22 1-32 1-11 0-22-1-33-1-2 0-5 0-5 7 0 3 2 3 5 3 19 0 22 7 22 14 0 1 0 6-1 7l-36 143-71-168c-3-6-3-6-10-6h-43c-7 0-9 0-9 7 0 3 2 3 8 3 2 0 22 0 22 3l-43 172c-3 14-9 24-35 25-1 0-5 0-5 6 0 2 1 4 4 4 11 0 22-1 32-1 11 0 23 1 33 1 2 0 6 0 6-7 0-3-3-3-6-3-19 0-22-8-22-14 0-3 1-4 2-8l42-170c2 2 2 3 3 6l80 190c3 5 3 6 6 6 4 0 4-1 5-7z">
            <text:p/>
          </draw:path>
          <draw:path draw:style-name="gr3" draw:text-style-name="P3" draw:layer="layout" svg:width="0.125cm" svg:height="0.158cm" svg:x="6.96cm" svg:y="13.01cm" svg:viewBox="0 0 126 159" svg:d="M80 61c-3 0-4 0-5 0 0 0-1 0-3 0h-36v-24c0-22 22-30 38-30 8 0 16 1 22 5-8 3-9 8-9 11 0 8 6 11 11 11 4 0 11-2 11-11 0-12-13-23-34-23-23 0-55 11-55 37v24h-20v8h20v72c0 9-2 9-18 9v9c1 0 17-1 26-1 8 0 17 0 25 1v-9c-14 0-17 0-17-9v-72h45c9 0 12 3 12 13v59c0 9-3 9-18 9v9c1 0 17-1 26-1 8 0 16 0 25 1v-9c-14 0-17 0-17-9v-82z">
            <text:p/>
          </draw:path>
          <draw:path draw:style-name="gr3" draw:text-style-name="P3" draw:layer="layout" svg:width="0.05cm" svg:height="0.155cm" svg:x="7.109cm" svg:y="13.013cm" svg:viewBox="0 0 51 156" svg:d="M34 0l-34 2v9c15 0 17 1 17 12v116c0 9-2 9-17 9v8c1 0 16 0 26 0 8 0 16 0 25 0v-8c-15 0-17 0-17-9z">
            <text:p/>
          </draw:path>
          <draw:path draw:style-name="gr3" draw:text-style-name="P3" draw:layer="layout" svg:width="0.077cm" svg:height="0.14cm" svg:x="7.175cm" svg:y="13.03cm" svg:viewBox="0 0 78 141" svg:d="M39 50h35v-8h-35v-42h-8c0 20-9 42-31 43v7h21v60c0 26 19 31 32 31 15 0 25-12 25-31v-12h-7v12c0 16-8 24-16 24-16 0-16-19-16-23z">
            <text:p/>
          </draw:path>
          <draw:path draw:style-name="gr3" draw:text-style-name="P3" draw:layer="layout" svg:width="0.096cm" svg:height="0.102cm" svg:x="7.278cm" svg:y="13.068cm" svg:viewBox="0 0 97 103" svg:d="M90 50c6 0 7 0 7-5 0-21-11-45-44-45-30 0-53 23-53 51 0 29 25 52 55 52s42-24 42-29c0-1-1-3-4-3s-3 1-4 3c-7 19-24 22-32 22-11 0-21-5-28-13-8-11-9-25-9-33zM21 43c2-31 23-36 32-36 27 0 28 31 28 36z">
            <text:p/>
          </draw:path>
          <draw:path draw:style-name="gr3" draw:text-style-name="P3" draw:layer="layout" svg:width="0.08cm" svg:height="0.099cm" svg:x="7.394cm" svg:y="13.069cm" svg:viewBox="0 0 81 100" svg:d="M34 48c0-19 9-41 30-41-2 1-3 4-3 8 0 7 5 10 10 10s10-4 10-10c0-8-7-15-18-15s-24 7-30 24h-1v-24l-32 2v9c15 0 17 1 17 12v59c0 9-2 9-17 9v9c1 0 17-1 26-1 10 0 19 0 29 1v-9h-4c-17 0-17-2-17-9z">
            <text:p/>
          </draw:path>
        </draw:g>
        <draw:g>
          <svg:title>TexMaths</svg:title>
          <svg:desc>28§display§N§svg§600§FALSE§</svg:desc>
          <draw:path draw:style-name="gr3" draw:text-style-name="P3" draw:layer="layout" svg:width="0.304cm" svg:height="0.253cm" svg:x="10.846cm" svg:y="9.374cm" svg:viewBox="0 0 305 254" svg:d="M260 39c3-15 10-26 38-27 3 0 7-1 7-8 0-1 0-4-5-4-11 0-25 1-36 1-12 0-26-1-37-1-3 0-7 0-7 8 0 4 4 4 7 4 20 0 25 7 25 16 0 1-1 7-2 7l-40 166-80-194c-3-7-3-7-12-7h-48c-8 0-11 0-11 8 0 4 3 4 10 4 2 0 25 0 25 3l-49 199c-3 16-10 27-39 28-2 0-6 1-6 8 0 2 2 4 5 4 11 0 24-1 36-1s26 1 37 1c2 0 7 0 7-8 0-3-4-4-8-4-20 0-24-8-24-16 0-2 1-4 2-8l48-197c1 3 1 3 3 7l90 219c3 6 4 7 7 7 4 0 4-1 6-8z">
            <text:p/>
          </draw:path>
        </draw:g>
        <draw:frame draw:style-name="gr1" draw:text-style-name="P1" draw:layer="layout" svg:width="0.975cm" svg:height="2.794cm" svg:x="6.619cm" svg:y="5.081cm">
          <draw:image xlink:href="Pictures/10000201000000E700000296563DA6ECA157E7C0.png" xlink:type="simple" xlink:show="embed" xlink:actuate="onLoad">
            <text:p/>
          </draw:image>
        </draw:frame>
        <draw:frame draw:style-name="gr1" draw:text-style-name="P1" draw:layer="layout" svg:width="2.374cm" svg:height="1.778cm" svg:x="3.936cm" svg:y="5.473cm">
          <draw:image xlink:href="Pictures/20000002000001CE0000015A84D3365D48AC9E92.eps" xlink:type="simple" xlink:show="embed" xlink:actuate="onLoad">
            <text:p/>
          </draw:image>
          <draw:image xlink:href="Pictures/1000020000000268000001CDA2612360077C54E3.png" xlink:type="simple" xlink:show="embed" xlink:actuate="onLoad"/>
        </draw:frame>
        <draw:line draw:style-name="gr2" draw:text-style-name="P2" draw:layer="layout" svg:x1="6.105cm" svg:y1="6.376cm" svg:x2="6.605cm" svg:y2="5.843cm">
          <text:p/>
        </draw:line>
        <draw:g>
          <svg:title>TexMaths</svg:title>
          <svg:desc>28§display§\mathbf{c}§svg§600§FALSE§</svg:desc>
          <draw:path draw:style-name="gr3" draw:text-style-name="P3" draw:layer="layout" svg:width="0.279cm" svg:height="0cm" svg:x="7.91cm" svg:y="6.058cm" svg:viewBox="0 0 280 0" svg:d="M205 0c-11 0-13 0-13 0 0 0 23 0 41 0s40 0 40 0c0 0-75 0-111 0-114 0-162 0-162 0 0 0 61 0 159 0 102 0 121 0 121 0 0 0-8 0-14 0-12 0-13 0-16 0-16 0-48 0-80 0-88 0-88 0-88 0h81c23 0 33 0 42 0z">
            <text:p/>
          </draw:path>
        </draw:g>
        <draw:line draw:style-name="gr2" draw:text-style-name="P2" draw:layer="layout" svg:x1="7.705cm" svg:y1="6.376cm" svg:x2="8.129cm" svg:y2="6.376cm">
          <text:p/>
        </draw:line>
        <draw:custom-shape draw:style-name="gr4" draw:text-style-name="P4" xml:id="id49" draw:id="id49" draw:layer="layout" svg:width="0.508cm" svg:height="0.508cm" svg:x="8.181cm" svg:y="6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\hat{F}}§svg§600§FALSE§</svg:desc>
          <draw:polygon draw:style-name="gr3" draw:text-style-name="P3" draw:layer="layout" svg:width="0.125cm" svg:height="0.065cm" svg:x="8.38cm" svg:y="6.173cm" svg:viewBox="0 0 126 66" draw:points="63,0 0,51 11,66 63,34 115,66 126,52">
            <text:p/>
          </draw:polygon>
          <draw:path draw:style-name="gr3" draw:text-style-name="P3" draw:layer="layout" svg:width="0.253cm" svg:height="0.271cm" svg:x="8.314cm" svg:y="6.275cm" svg:viewBox="0 0 254 272" svg:d="M242 0h-242v19h44v234h-44v19c15-1 55-1 73-1 19 0 63 0 81 1v-19h-54v-108h20c39 0 42 17 42 47h18v-112h-18c0 29-3 46-42 46h-20v-107h56c64 0 73 31 80 77h18z">
            <text:p/>
          </draw:path>
        </draw:g>
        <draw:g>
          <svg:title>TexMaths</svg:title>
          <svg:desc>28§display§\mathbf{c}§svg§600§FALSE§</svg:desc>
          <draw:path draw:style-name="gr3" draw:text-style-name="P3" draw:layer="layout" svg:width="0.101cm" svg:height="0.126cm" svg:x="7.823cm" svg:y="6.199cm" svg:viewBox="0 0 102 127" svg:d="M75 13c-5 4-5 10-5 13 0 12 8 17 15 17 6 0 14-6 14-17 0-24-27-26-40-26-42 0-59 32-59 64 0 37 22 63 58 63 37 0 44-33 44-34 0-4-3-4-5-4-4 0-5 0-6 4-6 18-17 23-29 23-32 0-32-41-32-53 0-16 0-52 29-52 9 0 13 1 16 2z">
            <text:p/>
          </draw:path>
        </draw:g>
        <draw:line draw:style-name="gr2" draw:text-style-name="P2" draw:layer="layout" svg:x1="6.105cm" svg:y1="6.377cm" svg:x2="6.605cm" svg:y2="6.097cm">
          <text:p/>
        </draw:line>
        <draw:line draw:style-name="gr2" draw:text-style-name="P2" draw:layer="layout" svg:x1="6.105cm" svg:y1="6.378cm" svg:x2="6.605cm" svg:y2="6.605cm">
          <text:p/>
        </draw:line>
        <draw:line draw:style-name="gr2" draw:text-style-name="P2" draw:layer="layout" svg:x1="6.105cm" svg:y1="6.378cm" svg:x2="6.605cm" svg:y2="6.859cm">
          <text:p/>
        </draw:line>
        <draw:g>
          <svg:title>TexMaths</svg:title>
          <svg:desc>28§display§\{§svg§600§FALSE§</svg:desc>
          <draw:path draw:style-name="gr3" draw:text-style-name="P3" draw:layer="layout" svg:width="0.352cm" svg:height="0.969cm" draw:transform="rotate (1.5707963267949) translate (6.60500942497457cm 8.14150130040111cm)" svg:viewBox="0 0 353 970" svg:d="M209 130c0-40 27-101 135-108 5-2 9-7 9-11 0-11-9-11-18-11-101 0-191 49-191 121v221c0 39 0 70-41 101-33 29-72 31-94 31-5 2-9 7-9 11 0 11 7 11 16 11 65 4 112 40 123 86 5 11 5 13 5 48v192c0 40 0 73 47 108 38 29 104 40 144 40 9 0 18 0 18-11 0-9-7-9-16-9-63-4-112-35-123-86-5-9-5-11-5-44v-205c0-44-7-62-38-93-23-19-52-28-79-37 81-22 117-66 117-123z">
            <text:p/>
          </draw:path>
        </draw:g>
        <draw:g>
          <svg:title>TexMaths</svg:title>
          <svg:desc>28§display§N_{\textnormal{filter}}§svg§600§FALSE§</svg:desc>
          <draw:path draw:style-name="gr3" draw:text-style-name="P3" draw:layer="layout" svg:width="0.27cm" svg:height="0.219cm" svg:x="6.707cm" svg:y="8.202cm" svg:viewBox="0 0 271 220" svg:d="M231 34c2-13 8-23 34-24 2 0 6-1 6-6 0-1 0-4-5-4-10 0-22 1-32 1-11 0-22-1-33-1-2 0-5 0-5 7 0 3 2 3 5 3 19 0 22 7 22 14 0 1 0 6-1 7l-36 143-71-168c-3-6-3-6-10-6h-43c-7 0-9 0-9 7 0 3 2 3 8 3 2 0 22 0 22 3l-43 172c-3 14-9 24-35 25-1 0-5 0-5 6 0 2 1 4 4 4 11 0 22-1 32-1 11 0 23 1 33 1 2 0 6 0 6-7 0-3-3-3-6-3-19 0-22-8-22-14 0-3 1-4 2-8l42-170c2 2 2 3 3 6l80 190c3 5 3 6 6 6 4 0 4-1 5-7z">
            <text:p/>
          </draw:path>
          <draw:path draw:style-name="gr3" draw:text-style-name="P3" draw:layer="layout" svg:width="0.125cm" svg:height="0.158cm" svg:x="6.961cm" svg:y="8.311cm" svg:viewBox="0 0 126 159" svg:d="M80 61c-3 0-4 0-5 0 0 0-1 0-3 0h-36v-24c0-22 22-30 38-30 8 0 16 1 22 5-8 3-9 8-9 11 0 8 6 11 11 11 4 0 11-2 11-11 0-12-13-23-34-23-23 0-55 11-55 37v24h-20v8h20v72c0 9-2 9-18 9v9c1 0 17-1 26-1 8 0 17 0 25 1v-9c-14 0-17 0-17-9v-72h45c9 0 12 3 12 13v59c0 9-3 9-18 9v9c1 0 17-1 26-1 8 0 16 0 25 1v-9c-14 0-17 0-17-9v-82z">
            <text:p/>
          </draw:path>
          <draw:path draw:style-name="gr3" draw:text-style-name="P3" draw:layer="layout" svg:width="0.05cm" svg:height="0.155cm" svg:x="7.11cm" svg:y="8.314cm" svg:viewBox="0 0 51 156" svg:d="M34 0l-34 2v9c15 0 17 1 17 12v116c0 9-2 9-17 9v8c1 0 16 0 26 0 8 0 16 0 25 0v-8c-15 0-17 0-17-9z">
            <text:p/>
          </draw:path>
          <draw:path draw:style-name="gr3" draw:text-style-name="P3" draw:layer="layout" svg:width="0.077cm" svg:height="0.14cm" svg:x="7.176cm" svg:y="8.331cm" svg:viewBox="0 0 78 141" svg:d="M39 50h35v-8h-35v-42h-8c0 20-9 42-31 43v7h21v60c0 26 19 31 32 31 15 0 25-12 25-31v-12h-7v12c0 16-8 24-16 24-16 0-16-19-16-23z">
            <text:p/>
          </draw:path>
          <draw:path draw:style-name="gr3" draw:text-style-name="P3" draw:layer="layout" svg:width="0.096cm" svg:height="0.102cm" svg:x="7.279cm" svg:y="8.369cm" svg:viewBox="0 0 97 103" svg:d="M90 50c6 0 7 0 7-5 0-21-11-45-44-45-30 0-53 23-53 51 0 29 25 52 55 52s42-24 42-29c0-1-1-3-4-3s-3 1-4 3c-7 19-24 22-32 22-11 0-21-5-28-13-8-11-9-25-9-33zM21 43c2-31 23-36 32-36 27 0 28 31 28 36z">
            <text:p/>
          </draw:path>
          <draw:path draw:style-name="gr3" draw:text-style-name="P3" draw:layer="layout" svg:width="0.08cm" svg:height="0.099cm" svg:x="7.395cm" svg:y="8.37cm" svg:viewBox="0 0 81 100" svg:d="M34 48c0-19 9-41 30-41-2 1-3 4-3 8 0 7 5 10 10 10s10-4 10-10c0-8-7-15-18-15s-24 7-30 24h-1v-24l-32 2v9c15 0 17 1 17 12v59c0 9-2 9-17 9v9c1 0 17-1 26-1 10 0 19 0 29 1v-9h-4c-17 0-17-2-17-9z">
            <text:p/>
          </draw:path>
        </draw:g>
        <draw:custom-shape draw:style-name="gr5" draw:text-style-name="P4" xml:id="id53" draw:id="id53" draw:layer="layout" svg:width="2.032cm" svg:height="2.032cm" svg:x="11.405cm" svg:y="4.4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9" draw:id="id29" draw:layer="layout" svg:width="0.102cm" svg:height="0.102cm" svg:x="11.813cm" svg:y="4.9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0" draw:id="id30" draw:layer="layout" svg:width="0.102cm" svg:height="0.102cm" svg:x="12.214cm" svg:y="5.2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8" draw:id="id18" draw:layer="layout" svg:width="0.102cm" svg:height="0.102cm" svg:x="12.415cm" svg:y="4.8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9" draw:id="id19" draw:layer="layout" svg:width="0.102cm" svg:height="0.102cm" svg:x="12.716cm" svg:y="5.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5" draw:id="id25" draw:layer="layout" svg:width="0.102cm" svg:height="0.102cm" svg:x="12.617cm" svg:y="5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3" draw:id="id23" draw:layer="layout" svg:width="0.102cm" svg:height="0.102cm" svg:x="13.018cm" svg:y="5.3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4" draw:id="id24" draw:layer="layout" svg:width="0.102cm" svg:height="0.102cm" svg:x="12.42cm" svg:y="5.8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6" draw:id="id26" draw:layer="layout" svg:width="0.102cm" svg:height="0.102cm" svg:x="12.121cm" svg:y="5.6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0" draw:id="id20" draw:layer="layout" svg:width="0.102cm" svg:height="0.102cm" svg:x="11.722cm" svg:y="5.3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8" draw:id="id28" draw:layer="layout" svg:width="0.102cm" svg:height="0.102cm" svg:x="11.723cm" svg:y="5.7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7" draw:id="id27" draw:layer="layout" svg:width="0.102cm" svg:height="0.102cm" svg:x="12.024cm" svg:y="6.0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1" draw:id="id31" draw:layer="layout" svg:width="0.102cm" svg:height="0.102cm" svg:x="12.425cm" svg:y="6.2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2" draw:id="id32" draw:layer="layout" svg:width="0.102cm" svg:height="0.102cm" svg:x="12.826cm" svg:y="6.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1" draw:id="id21" draw:layer="layout" svg:width="0.102cm" svg:height="0.102cm" svg:x="13.027cm" svg:y="4.9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22" draw:id="id22" draw:layer="layout" svg:width="0.102cm" svg:height="0.102cm" svg:x="12.728cm" svg:y="4.6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17" draw:id="id17" draw:layer="layout" svg:width="0.102cm" svg:height="0.102cm" svg:x="12.129cm" svg:y="4.5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2" draw:layer="layout" draw:type="curve" svg:x1="12.18cm" svg:y1="4.685cm" svg:x2="12.415cm" svg:y2="4.92cm" draw:start-shape="id17" draw:start-glue-point="8" draw:end-shape="id18" draw:end-glue-point="6" svg:d="M12180 4685c0 157 78 235 235 235" svg:viewBox="0 0 236 236">
          <text:p/>
        </draw:connector>
        <draw:connector draw:style-name="gr7" draw:text-style-name="P2" draw:layer="layout" draw:type="curve" svg:x1="12.767cm" svg:y1="5.172cm" svg:x2="11.824cm" svg:y2="5.427cm" draw:start-shape="id19" draw:start-glue-point="8" draw:end-shape="id20" draw:end-glue-point="10" svg:d="M12767 5172c0 170-314 255-943 255" svg:viewBox="0 0 944 256">
          <text:p/>
        </draw:connector>
        <draw:connector draw:style-name="gr7" draw:text-style-name="P2" draw:layer="layout" draw:type="curve" svg:x1="13.078cm" svg:y1="4.981cm" svg:x2="12.83cm" svg:y2="4.733cm" draw:start-shape="id21" draw:start-glue-point="4" draw:end-shape="id22" draw:end-glue-point="10" svg:d="M13078 4981c0-166-82-248-248-248" svg:viewBox="0 0 249 249">
          <text:p/>
        </draw:connector>
        <draw:connector draw:style-name="gr7" draw:text-style-name="P2" draw:layer="layout" draw:type="curve" svg:x1="13.069cm" svg:y1="5.474cm" svg:x2="12.522cm" svg:y2="5.925cm" draw:start-shape="id23" draw:start-glue-point="8" draw:end-shape="id24" draw:end-glue-point="10" svg:d="M13069 5474c0 301-182 451-547 451" svg:viewBox="0 0 548 452">
          <text:p/>
        </draw:connector>
        <draw:connector draw:style-name="gr8" draw:text-style-name="P2" draw:layer="layout" draw:type="curve" svg:x1="12.617cm" svg:y1="5.522cm" svg:x2="12.172cm" svg:y2="5.675cm" draw:start-shape="id25" draw:start-glue-point="6" draw:end-shape="id26" draw:end-glue-point="4" svg:d="M12617 5522c-297 0-445 51-445 153" svg:viewBox="0 0 446 154">
          <text:p/>
        </draw:connector>
        <draw:connector draw:style-name="gr7" draw:text-style-name="P2" draw:layer="layout" draw:type="curve" svg:x1="12.039cm" svg:y1="6.093cm" svg:x2="11.825cm" svg:y2="5.828cm" draw:start-shape="id27" draw:start-glue-point="5" draw:end-shape="id28" draw:end-glue-point="10" svg:d="M12039 6093c0-177-71-265-214-265" svg:viewBox="0 0 215 266">
          <text:p/>
        </draw:connector>
        <draw:connector draw:style-name="gr8" draw:text-style-name="P2" draw:layer="layout" draw:type="curve" draw:line-skew="0.354cm" svg:x1="11.723cm" svg:y1="5.828cm" svg:x2="11.813cm" svg:y2="5.018cm" draw:start-shape="id28" draw:start-glue-point="6" draw:end-shape="id29" draw:end-glue-point="6" svg:d="M11723 5828c-220 0-265-810 90-810" svg:viewBox="0 0 262 811">
          <text:p/>
        </draw:connector>
        <draw:connector draw:style-name="gr7" draw:text-style-name="P2" draw:layer="layout" draw:type="curve" svg:x1="12.719cm" svg:y1="5.522cm" svg:x2="13.027cm" svg:y2="5.032cm" draw:start-shape="id25" draw:start-glue-point="10" draw:end-shape="id21" draw:end-glue-point="6" svg:d="M12719 5522c232 0 79-490 308-490" svg:viewBox="0 0 309 491">
          <text:p/>
        </draw:connector>
        <draw:connector draw:style-name="gr8" draw:text-style-name="P2" draw:layer="layout" draw:type="curve" svg:x1="12.466cm" svg:y1="4.971cm" svg:x2="12.316cm" svg:y2="5.319cm" draw:start-shape="id18" draw:start-glue-point="8" draw:end-shape="id30" draw:end-glue-point="10" svg:d="M12466 4971c0 232-50 348-150 348" svg:viewBox="0 0 151 349">
          <text:p/>
        </draw:connector>
        <draw:connector draw:style-name="gr7" draw:text-style-name="P2" draw:layer="layout" draw:type="curve" svg:x1="11.864cm" svg:y1="4.967cm" svg:x2="12.129cm" svg:y2="4.634cm" draw:start-shape="id29" draw:start-glue-point="4" draw:end-shape="id17" draw:end-glue-point="6" svg:d="M11864 4967c0-222 88-333 265-333" svg:viewBox="0 0 266 334">
          <text:p/>
        </draw:connector>
        <draw:connector draw:style-name="gr8" draw:text-style-name="P2" draw:layer="layout" draw:type="curve" draw:line-skew="0.357cm" svg:x1="12.728cm" svg:y1="4.733cm" svg:x2="12.716cm" svg:y2="5.121cm" draw:start-shape="id22" draw:start-glue-point="6" draw:end-shape="id19" draw:end-glue-point="6" svg:d="M12728 4733c-234 0-228 388-12 388" svg:viewBox="0 0 176 389">
          <text:p/>
        </draw:connector>
        <draw:connector draw:style-name="gr7" draw:text-style-name="P2" draw:layer="layout" draw:type="curve" svg:x1="12.425cm" svg:y1="6.33cm" svg:x2="12.172cm" svg:y2="5.777cm" draw:start-shape="id31" draw:start-glue-point="6" draw:end-shape="id26" draw:end-glue-point="8" svg:d="M12425 6330c-169 0-253-184-253-553" svg:viewBox="0 0 254 554">
          <text:p/>
        </draw:connector>
        <draw:connector draw:style-name="gr8" draw:text-style-name="P2" draw:layer="layout" draw:type="curve" draw:line-skew="-0.332cm" svg:x1="12.928cm" svg:y1="6.131cm" svg:x2="13.12cm" svg:y2="5.423cm" draw:start-shape="id32" draw:start-glue-point="10" draw:end-shape="id23" draw:end-glue-point="10" svg:d="M12928 6131c543 0 447-708 192-708" svg:viewBox="0 0 397 709">
          <text:p/>
        </draw:connector>
        <draw:g>
          <svg:title>TexMaths</svg:title>
          <svg:desc>28§display§\color{green}{\mathbf{\Omega^s}}\color{black}{,}\color{red}{\mathbf{\Omega^f}}§svg§600§FALSE§</svg:desc>
          <draw:path draw:style-name="gr9" draw:text-style-name="P6" draw:layer="layout" svg:width="0.182cm" svg:height="0.193cm" svg:x="10.79cm" svg:y="4.708cm" svg:viewBox="0 0 183 194" svg:d="M183 139h-12c-1 3-3 15-4 20-2 4-3 7-18 7h-18c5-13 12-22 20-34 14-19 28-40 28-65 0-30-23-67-88-67s-88 37-88 67c0 25 15 46 28 65 9 12 16 22 20 34h-17c-15 0-16-3-18-6-1-5-3-19-4-21h-12l9 55h48c6 0 8 0 8-7 0-20-8-45-11-57-7-22-12-43-12-63 0-11 1-31 13-44 13-12 29-13 36-13 13 0 27 4 36 14 8 8 14 21 14 43 0 20-6 39-12 59-4 17-12 41-12 61 0 7 3 7 8 7h48z">
            <text:p/>
          </draw:path>
          <draw:path draw:style-name="gr9" draw:text-style-name="P6" draw:layer="layout" svg:width="0.072cm" svg:height="0.089cm" svg:x="10.993cm" svg:y="4.699cm" svg:viewBox="0 0 73 90" svg:d="M68 6c0-3 0-6-4-6-1 0-2 0-5 1 0 1-3 2-3 2h-1c-8-3-15-3-19-3-5 0-16 0-25 5-10 6-11 17-11 22 0 20 23 24 36 27 11 1 23 4 23 14 0 13-17 13-21 13-17 0-23-8-27-19-1-3-1-4-5-4-5 0-6 1-6 7v19c0 3 0 6 4 6 2 0 2 0 6-3 1 0 4-2 5-3 9 6 19 6 23 6 5 0 35 0 35-29 0-9-4-15-8-19-8-8-16-9-30-12-11-2-21-3-21-11 0-11 18-11 22-11 20 0 20 9 21 14 0 4 1 4 5 4 5 0 6-1 6-6z">
            <text:p/>
          </draw:path>
          <draw:path draw:style-name="gr3" draw:text-style-name="P3" draw:layer="layout" svg:width="0.029cm" svg:height="0.083cm" svg:x="11.108cm" svg:y="4.872cm" svg:viewBox="0 0 30 84" svg:d="M30 29c0-18-7-29-16-29s-14 7-14 15c0 7 5 15 14 15 2 0 6-2 8-4 1-1 1-1 2-1v4c0 21-9 38-17 47-3 3-3 4-3 4 0 3 1 4 3 4 3 0 23-22 23-55z">
            <text:p/>
          </draw:path>
          <draw:path draw:style-name="gr10" draw:text-style-name="P7" draw:layer="layout" svg:width="0.182cm" svg:height="0.193cm" svg:x="11.169cm" svg:y="4.708cm" svg:viewBox="0 0 183 194" svg:d="M183 139h-12c-1 3-3 15-4 20-2 4-3 7-18 7h-18c5-13 12-22 20-34 14-19 28-40 28-65 0-30-23-67-88-67s-88 37-88 67c0 25 15 46 28 65 9 12 16 22 20 34h-17c-15 0-16-3-18-6-1-5-3-19-4-21h-12l9 55h48c6 0 8 0 8-7 0-20-8-45-11-57-7-22-12-43-12-63 0-11 1-31 13-44 13-12 29-13 36-13 13 0 27 4 36 14 8 8 14 21 14 43 0 20-6 39-12 59-4 17-12 41-12 61 0 7 3 7 8 7h48z">
            <text:p/>
          </draw:path>
          <draw:path draw:style-name="gr10" draw:text-style-name="P7" draw:layer="layout" svg:width="0.076cm" svg:height="0.136cm" svg:x="11.373cm" svg:y="4.651cm" svg:viewBox="0 0 77 137" svg:d="M36 61h23v-11h-24v-18c0-4 0-23 19-23 2 0 2 0 2 0 0 0 0 1-1 1 0 1-2 5-2 8 0 10 7 14 12 14 6 0 12-5 12-14s-7-18-22-18c-20 0-40 9-40 31v19h-15v11h15v65h-12v11c0 0 14-1 23-1 6 0 23 1 25 1v-11h-15z">
            <text:p/>
          </draw:path>
        </draw:g>
        <draw:g>
          <svg:title>TexMaths</svg:title>
          <svg:desc>28§display§\{§svg§600§FALSE§</svg:desc>
          <draw:path draw:style-name="gr3" draw:text-style-name="P3" draw:layer="layout" svg:width="0.352cm" svg:height="1.373cm" draw:transform="rotate (-1.5707963267949) translate (13.1129866495721cm 4.09880735746399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g>
          <svg:title>TexMaths</svg:title>
          <svg:desc>28§display§N§svg§600§FALSE§</svg:desc>
          <draw:path draw:style-name="gr3" draw:text-style-name="P3" draw:layer="layout" svg:width="0.304cm" svg:height="0.253cm" svg:x="12.273cm" svg:y="3.817cm" svg:viewBox="0 0 305 254" svg:d="M260 39c3-15 10-26 38-27 3 0 7-1 7-8 0-1 0-4-5-4-11 0-25 1-36 1-12 0-26-1-37-1-3 0-7 0-7 8 0 4 4 4 7 4 20 0 25 7 25 16 0 1-1 7-2 7l-40 166-80-194c-3-7-3-7-12-7h-48c-8 0-11 0-11 8 0 4 3 4 10 4 2 0 25 0 25 3l-49 199c-3 16-10 27-39 28-2 0-6 1-6 8 0 2 2 4 5 4 11 0 24-1 36-1s26 1 37 1c2 0 7 0 7-8 0-3-4-4-8-4-20 0-24-8-24-16 0-2 1-4 2-8l48-197c1 3 1 3 3 7l90 219c3 6 4 7 7 7 4 0 4-1 6-8z">
            <text:p/>
          </draw:path>
        </draw:g>
        <draw:custom-shape draw:style-name="gr5" draw:text-style-name="P4" xml:id="id50" draw:id="id50" draw:layer="layout" svg:width="2.032cm" svg:height="2.032cm" svg:x="9.48cm" svg:y="6.8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4" draw:id="id44" draw:layer="layout" svg:width="0.102cm" svg:height="0.102cm" svg:x="9.888cm" svg:y="7.3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6" draw:id="id36" draw:layer="layout" svg:width="0.102cm" svg:height="0.102cm" svg:x="10.289cm" svg:y="7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4" draw:id="id34" draw:layer="layout" svg:width="0.102cm" svg:height="0.102cm" svg:x="10.49cm" svg:y="7.2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5" draw:id="id35" draw:layer="layout" svg:width="0.102cm" svg:height="0.102cm" svg:x="10.791cm" svg:y="7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1" draw:id="id41" draw:layer="layout" svg:width="0.102cm" svg:height="0.102cm" svg:x="10.692cm" svg:y="7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9" draw:id="id39" draw:layer="layout" svg:width="0.102cm" svg:height="0.102cm" svg:x="11.093cm" svg:y="7.7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7" draw:id="id47" draw:layer="layout" svg:width="0.102cm" svg:height="0.102cm" svg:x="10.495cm" svg:y="8.2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0" draw:id="id40" draw:layer="layout" svg:width="0.102cm" svg:height="0.102cm" svg:x="10.196cm" svg:y="8.0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8" draw:id="id48" draw:layer="layout" svg:width="0.102cm" svg:height="0.102cm" svg:x="9.797cm" svg:y="7.7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3" draw:id="id43" draw:layer="layout" svg:width="0.102cm" svg:height="0.102cm" svg:x="9.798cm" svg:y="8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2" draw:id="id42" draw:layer="layout" svg:width="0.102cm" svg:height="0.102cm" svg:x="10.099cm" svg:y="8.4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5" draw:id="id45" draw:layer="layout" svg:width="0.102cm" svg:height="0.102cm" svg:x="10.5cm" svg:y="8.6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46" draw:id="id46" draw:layer="layout" svg:width="0.102cm" svg:height="0.102cm" svg:x="10.901cm" svg:y="8.4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7" draw:id="id37" draw:layer="layout" svg:width="0.102cm" svg:height="0.102cm" svg:x="11.102cm" svg:y="7.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8" draw:id="id38" draw:layer="layout" svg:width="0.102cm" svg:height="0.102cm" svg:x="10.803cm" svg:y="7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3" draw:id="id33" draw:layer="layout" svg:width="0.102cm" svg:height="0.102cm" svg:x="10.204cm" svg:y="6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2" draw:layer="layout" draw:type="curve" svg:x1="10.255cm" svg:y1="7.044cm" svg:x2="10.49cm" svg:y2="7.279cm" draw:start-shape="id33" draw:start-glue-point="8" draw:end-shape="id34" draw:end-glue-point="6" svg:d="M10255 7044c0 157 78 235 235 235" svg:viewBox="0 0 236 236">
          <text:p/>
        </draw:connector>
        <draw:connector draw:style-name="gr11" draw:text-style-name="P2" draw:layer="layout" draw:type="curve" svg:x1="10.842cm" svg:y1="7.531cm" svg:x2="10.391cm" svg:y2="7.678cm" draw:start-shape="id35" draw:start-glue-point="8" draw:end-shape="id36" draw:end-glue-point="10" svg:d="M10842 7531c0 98-150 147-451 147" svg:viewBox="0 0 452 148">
          <text:p/>
        </draw:connector>
        <draw:connector draw:style-name="gr11" draw:text-style-name="P2" draw:layer="layout" draw:type="curve" svg:x1="11.153cm" svg:y1="7.34cm" svg:x2="10.905cm" svg:y2="7.092cm" draw:start-shape="id37" draw:start-glue-point="4" draw:end-shape="id38" draw:end-glue-point="10" svg:d="M11153 7340c0-166-82-248-248-248" svg:viewBox="0 0 249 249">
          <text:p/>
        </draw:connector>
        <draw:connector draw:style-name="gr11" draw:text-style-name="P2" draw:layer="layout" draw:type="curve" svg:x1="11.144cm" svg:y1="7.833cm" svg:x2="10.298cm" svg:y2="8.085cm" draw:start-shape="id39" draw:start-glue-point="8" draw:end-shape="id40" draw:end-glue-point="10" svg:d="M11144 7833c0 168-282 252-846 252" svg:viewBox="0 0 847 253">
          <text:p/>
        </draw:connector>
        <draw:connector draw:style-name="gr11" draw:text-style-name="P2" draw:layer="layout" draw:type="curve" svg:x1="10.692cm" svg:y1="7.881cm" svg:x2="10.247cm" svg:y2="8.034cm" draw:start-shape="id41" draw:start-glue-point="6" draw:end-shape="id40" draw:end-glue-point="4" svg:d="M10692 7881c-297 0-445 51-445 153" svg:viewBox="0 0 446 154">
          <text:p/>
        </draw:connector>
        <draw:connector draw:style-name="gr11" draw:text-style-name="P2" draw:layer="layout" draw:type="curve" svg:x1="10.15cm" svg:y1="8.437cm" svg:x2="9.9cm" svg:y2="8.187cm" draw:start-shape="id42" draw:start-glue-point="4" draw:end-shape="id43" draw:end-glue-point="10" svg:d="M10150 8437c0-167-83-250-250-250" svg:viewBox="0 0 251 251">
          <text:p/>
        </draw:connector>
        <draw:connector draw:style-name="gr11" draw:text-style-name="P2" draw:layer="layout" draw:type="curve" draw:line-skew="0.354cm" svg:x1="9.798cm" svg:y1="8.187cm" svg:x2="9.888cm" svg:y2="7.377cm" draw:start-shape="id43" draw:start-glue-point="6" draw:end-shape="id44" draw:end-glue-point="6" svg:d="M9798 8187c-220 0-265-810 90-810" svg:viewBox="0 0 262 811">
          <text:p/>
        </draw:connector>
        <draw:connector draw:style-name="gr11" draw:text-style-name="P2" draw:layer="layout" draw:type="curve" svg:x1="10.794cm" svg:y1="7.881cm" svg:x2="11.102cm" svg:y2="7.391cm" draw:start-shape="id41" draw:start-glue-point="10" draw:end-shape="id37" draw:end-glue-point="6" svg:d="M10794 7881c232 0 79-490 308-490" svg:viewBox="0 0 309 491">
          <text:p/>
        </draw:connector>
        <draw:connector draw:style-name="gr11" draw:text-style-name="P2" draw:layer="layout" draw:type="curve" svg:x1="9.939cm" svg:y1="7.326cm" svg:x2="10.204cm" svg:y2="6.993cm" draw:start-shape="id44" draw:start-glue-point="4" draw:end-shape="id33" draw:end-glue-point="6" svg:d="M9939 7326c0-222 88-333 265-333" svg:viewBox="0 0 266 334">
          <text:p/>
        </draw:connector>
        <draw:connector draw:style-name="gr11" draw:text-style-name="P2" draw:layer="layout" draw:type="curve" draw:line-skew="0.357cm" svg:x1="10.803cm" svg:y1="7.092cm" svg:x2="10.791cm" svg:y2="7.48cm" draw:start-shape="id38" draw:start-glue-point="6" draw:end-shape="id35" draw:end-glue-point="6" svg:d="M10803 7092c-234 0-228 388-12 388" svg:viewBox="0 0 176 389">
          <text:p/>
        </draw:connector>
        <draw:connector draw:style-name="gr11" draw:text-style-name="P2" draw:layer="layout" draw:type="curve" svg:x1="10.602cm" svg:y1="8.689cm" svg:x2="10.901cm" svg:y2="8.49cm" draw:start-shape="id45" draw:start-glue-point="10" draw:end-shape="id46" draw:end-glue-point="6" svg:d="M10602 8689c225 0 76-199 299-199" svg:viewBox="0 0 300 200">
          <text:p/>
        </draw:connector>
        <draw:connector draw:style-name="gr11" draw:text-style-name="P2" draw:layer="layout" draw:type="curve" draw:line-skew="-0.324cm" svg:x1="10.597cm" svg:y1="8.284cm" svg:x2="11.204cm" svg:y2="7.391cm" draw:start-shape="id47" draw:start-glue-point="10" draw:end-shape="id37" draw:end-glue-point="10" svg:d="M10597 8284c1177 0 874-893 607-893" svg:viewBox="0 0 852 894">
          <text:p/>
        </draw:connector>
        <draw:g>
          <svg:title>TexMaths</svg:title>
          <svg:desc>28§display§\color{blue}{\hat{\mathbf{\Omega}}}§svg§600§FALSE§</svg:desc>
          <draw:polygon draw:style-name="gr12" draw:text-style-name="P8" draw:layer="layout" svg:width="0.067cm" svg:height="0.041cm" svg:x="10.471cm" svg:y="8.911cm" svg:viewBox="0 0 68 42" draw:points="34,0 0,37 5,42 34,14 64,42 68,37">
            <text:p/>
          </draw:polygon>
          <draw:path draw:style-name="gr12" draw:text-style-name="P8" draw:layer="layout" svg:width="0.185cm" svg:height="0.186cm" svg:x="10.412cm" svg:y="8.978cm" svg:viewBox="0 0 186 187" svg:d="M186 133h-13c0 4-2 15-4 20-1 3-2 6-18 6h-18c6-12 13-21 21-32 14-19 28-38 28-63 0-29-23-64-89-64-67 0-90 35-90 64 0 25 15 44 29 62 9 13 15 22 20 33h-18c-15 0-16-3-17-5-2-5-4-18-5-21h-12l9 54h49c6 0 8 0 8-8 0-19-8-43-11-54-7-22-13-41-13-61 0-10 1-29 14-42 13-11 29-12 37-12 13 0 27 3 37 13 8 8 13 20 13 41 0 19-5 37-12 57-4 16-12 39-12 58 0 8 3 8 8 8h49z">
            <text:p/>
          </draw:path>
        </draw:g>
        <draw:g>
          <svg:title>TexMaths</svg:title>
          <svg:desc>28§display§\{§svg§600§FALSE§</svg:desc>
          <draw:path draw:style-name="gr3" draw:text-style-name="P3" draw:layer="layout" svg:width="0.352cm" svg:height="1.373cm" draw:transform="rotate (-1.5707963267949) translate (11.1879866495721cm 6.45780735746399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g>
          <svg:title>TexMaths</svg:title>
          <svg:desc>28§display§\hat{N}§svg§600§FALSE§</svg:desc>
          <draw:polygon draw:style-name="gr3" draw:text-style-name="P3" draw:layer="layout" svg:width="0.101cm" svg:height="0.062cm" svg:x="10.487cm" svg:y="6.077cm" svg:viewBox="0 0 102 63" draw:points="51,0 0,56 7,63 51,21 95,63 102,56">
            <text:p/>
          </draw:polygon>
          <draw:path draw:style-name="gr3" draw:text-style-name="P3" draw:layer="layout" svg:width="0.319cm" svg:height="0.275cm" svg:x="10.348cm" svg:y="6.184cm" svg:viewBox="0 0 320 276" svg:d="M273 42c3-15 10-28 40-29 3 0 7-1 7-8 0-1 0-5-5-5-12 0-26 1-38 1-13 0-27-1-39-1-3 0-7 0-7 8 0 5 4 5 7 5 22 0 26 8 26 17 0 1-1 8-2 9l-42 180-84-212c-3-7-3-7-12-7h-51c-7 0-11 0-11 8 0 5 4 5 10 5 2 0 26 0 26 4l-51 216c-3 17-10 30-41 31-2 0-6 1-6 8 0 3 2 4 5 4 12 0 25 0 38 0s27 0 39 0c2 0 7 0 7-8 0-3-4-4-8-4-21 0-25-10-25-18 0-3 1-4 2-9l50-214c2 3 2 4 3 7l95 239c3 7 4 7 7 7 4 0 4 0 6-8z">
            <text:p/>
          </draw:path>
        </draw:g>
        <draw:connector draw:style-name="gr11" draw:text-style-name="P2" draw:layer="layout" draw:type="curve" draw:line-skew="-0.861cm 0.71cm 0.466cm" svg:x1="10.541cm" svg:y1="7.33cm" svg:x2="9.848cm" svg:y2="7.735cm" draw:start-shape="id34" draw:start-glue-point="8" draw:end-shape="id48" draw:end-glue-point="4" svg:d="M10541 7330c0 222-535 148-535 259s-158 94-158 146" svg:viewBox="0 0 694 406">
          <text:p/>
        </draw:connector>
        <draw:connector draw:style-name="gr13" draw:text-style-name="P2" draw:layer="layout" draw:type="curve" svg:x1="8.689cm" svg:y1="6.376cm" svg:x2="9.48cm" svg:y2="7.827cm" draw:start-shape="id49" draw:start-glue-point="1" draw:end-shape="id50" draw:end-glue-point="6" svg:d="M8689 6376c594 0 199 1451 791 1451" svg:viewBox="0 0 792 1452">
          <text:p/>
        </draw:connector>
        <draw:custom-shape draw:style-name="gr4" draw:text-style-name="P4" xml:id="id52" draw:id="id52" draw:layer="layout" svg:width="0.508cm" svg:height="0.508cm" svg:x="10.18cm" svg:y="5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\mathbf{F}§svg§600§FALSE§</svg:desc>
          <draw:path draw:style-name="gr3" draw:text-style-name="P3" draw:layer="layout" svg:width="0.253cm" svg:height="0.278cm" svg:x="10.29cm" svg:y="5.374cm" svg:viewBox="0 0 254 279" svg:d="M242 0h-242v20h44v239h-44v20c15-2 55-2 73-2 20 0 63 0 81 2v-20h-54v-110h20c39 0 42 17 42 48h19v-115h-19c0 29-3 47-42 47h-20v-109h56c64 0 74 31 80 78h18z">
            <text:p/>
          </draw:path>
        </draw:g>
        <draw:connector draw:style-name="gr14" draw:text-style-name="P2" xml:id="id51" draw:id="id51" draw:layer="layout" draw:type="curve" svg:x1="8.689cm" svg:y1="6.376cm" svg:x2="8.689cm" svg:y2="6.376cm" draw:start-shape="id49" draw:start-glue-point="1" draw:end-shape="id49" draw:end-glue-point="1" svg:d="M8689 6376z" svg:viewBox="0 0 1 1">
          <text:p/>
        </draw:connector>
        <draw:connector draw:style-name="gr2" draw:text-style-name="P2" draw:layer="layout" draw:type="curve" svg:x1="8.689cm" svg:y1="6.376cm" svg:x2="10.18cm" svg:y2="5.475cm" draw:start-shape="id51" draw:start-glue-point="0" draw:end-shape="id52" draw:end-glue-point="3" svg:d="M8689 6376c1119 0 374-901 1491-901" svg:viewBox="0 0 1492 902">
          <text:p/>
        </draw:connector>
        <draw:connector draw:style-name="gr2" draw:text-style-name="P2" draw:layer="layout" draw:type="line" svg:x1="10.688cm" svg:y1="5.475cm" svg:x2="11.405cm" svg:y2="5.468cm" draw:start-shape="id52" draw:start-glue-point="1" draw:end-shape="id53" draw:end-glue-point="6" svg:d="M10688 5475l717-7" svg:viewBox="0 0 718 8">
          <text:p/>
        </draw:connector>
        <draw:g xml:id="id54" draw:id="id54">
          <svg:title>TexMaths</svg:title>
          <svg:desc>28§display§\{§svg§600§FALSE§</svg:desc>
          <draw:path draw:style-name="gr3" draw:text-style-name="P3" draw:layer="layout" svg:width="0.352cm" svg:height="1.373cm" draw:transform="rotate (-3.14159265358979) translate (11.877192642536cm 8.52098664957211cm)" svg:viewBox="0 0 353 1374" svg:d="M209 184c0-56 27-143 135-153 5-3 9-9 9-15 0-16-9-16-18-16-101 0-191 69-191 172v312c0 56 0 100-41 144-33 40-72 43-94 43-5 4-9 10-9 16 0 16 7 16 16 16 65 6 112 56 123 121 5 16 5 19 5 69v272c0 56 0 103 47 153 38 40 104 56 144 56 9 0 18 0 18-16 0-12-7-12-16-12-63-6-112-50-123-122-5-12-5-16-5-62v-291c0-62-7-87-38-131-23-28-52-41-79-53 81-31 117-94 117-175z">
            <text:p/>
          </draw:path>
        </draw:g>
        <draw:custom-shape draw:style-name="gr4" draw:text-style-name="P4" xml:id="id55" draw:id="id55" draw:layer="layout" svg:width="0.508cm" svg:height="0.508cm" svg:x="12.167cm" svg:y="6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-§svg§600§FALSE§</svg:desc>
          <draw:path draw:style-name="gr3" draw:text-style-name="P3" draw:layer="layout" svg:width="0.202cm" svg:height="0.041cm" svg:x="12.308cm" svg:y="7.17cm" svg:viewBox="0 0 203 42" svg:d="M192 42c5 0 11 0 11-22 0-20-6-20-11-20h-181c-5 0-11 0-11 20 0 22 6 22 11 22z">
            <text:p/>
          </draw:path>
        </draw:g>
        <draw:connector draw:style-name="gr2" draw:text-style-name="P2" draw:layer="layout" draw:type="curve" svg:x1="11.877cm" svg:y1="7.834cm" svg:x2="12.421cm" svg:y2="7.429cm" draw:start-shape="id54" draw:start-glue-point="1" draw:end-shape="id55" draw:end-glue-point="2" svg:d="M11877 7834c363 0 544-135 544-405" svg:viewBox="0 0 545 406">
          <text:p/>
        </draw:connector>
        <draw:connector draw:style-name="gr2" draw:text-style-name="P2" draw:layer="layout" draw:type="curve" draw:line-skew="-0.325cm" svg:x1="13.437cm" svg:y1="5.468cm" svg:x2="12.675cm" svg:y2="7.175cm" draw:start-shape="id53" draw:start-glue-point="10" draw:end-shape="id55" draw:end-glue-point="1" svg:d="M13437 5468c265 0 646 1707-762 1707" svg:viewBox="0 0 1018 1708">
          <text:p/>
        </draw:connector>
        <draw:connector draw:style-name="gr2" draw:text-style-name="P2" draw:layer="layout" draw:type="line" svg:x1="12.421cm" svg:y1="6.921cm" svg:x2="12.421cm" svg:y2="6.484cm" draw:start-shape="id55" draw:start-glue-point="0" draw:end-shape="id53" svg:d="M12421 6921v-437" svg:viewBox="0 0 1 438">
          <text:p/>
        </draw:connector>
        <draw:g>
          <svg:title>TexMaths</svg:title>
          <svg:desc>28§display§\mathbf{x}§svg§600§FALSE§</svg:desc>
          <draw:path draw:style-name="gr3" draw:text-style-name="P3" draw:layer="layout" svg:width="0.101cm" svg:height="0.075cm" svg:x="11.945cm" svg:y="7.723cm" svg:viewBox="0 0 102 76" svg:d="M59 34l21-22c2-3 3-4 19-4v-8c-7 0-16 0-17 0-5 0-14 0-19 0v8c3 0 5 1 7 2 0 0 0 1-1 2l-16 16-18-20h8v-8c-5 0-16 0-22 0s-14 0-20 0v8h13l28 32-23 25c-4 3-10 3-19 3v8c6 0 16 0 17 0 4 0 15 0 18 0v-8c-3 0-6-1-6-2l1-2 18-18 19 22h-7v8c5 0 16 0 22 0s14 0 20 0v-8h-13z">
            <text:p/>
          </draw:path>
        </draw:g>
        <draw:g>
          <svg:title>TexMaths</svg:title>
          <svg:desc>28§display§\tilde{\mathbf{x}}=\mathbf{Dr}§svg§600§FALSE§</svg:desc>
          <draw:path draw:style-name="gr3" draw:text-style-name="P3" draw:layer="layout" svg:width="0.046cm" svg:height="0.013cm" svg:x="12.849cm" svg:y="7.205cm" svg:viewBox="0 0 47 14" svg:d="M47 2l-2-2c0 0-6 7-12 7-3 0-6-2-9-4-4-2-6-3-9-3-5 0-8 3-15 12l2 2c0 0 6-7 12-7 3 0 7 2 9 4 4 2 7 3 9 3 5 0 8-3 15-12z">
            <text:p/>
          </draw:path>
          <draw:path draw:style-name="gr3" draw:text-style-name="P3" draw:layer="layout" svg:width="0.079cm" svg:height="0.065cm" svg:x="12.833cm" svg:y="7.24cm" svg:viewBox="0 0 80 66" svg:d="M46 29l17-19c1-2 2-3 14-3v-7c-5 0-13 0-13 0-4 0-11 0-15 0v7c2 0 4 0 6 1-1 1-1 1-1 2l-12 14-14-17h5v-7c-3 0-12 0-17 0-4 0-11 0-15 0v7h10l22 27-19 22c-2 3-7 3-14 3v7c5 0 12 0 13 0 4 0 12 0 15 0v-7c-3 0-6-1-6-2l1-1 14-16 16 19h-6v7c4 0 12 0 17 0s11 0 16 0v-7h-10z">
            <text:p/>
          </draw:path>
          <draw:path draw:style-name="gr3" draw:text-style-name="P3" draw:layer="layout" svg:width="0.093cm" svg:height="0.034cm" svg:x="12.962cm" svg:y="7.251cm" svg:viewBox="0 0 94 35" svg:d="M89 6c2 0 5 0 5-3s-3-3-5-3h-84c-2 0-5 0-5 3s3 3 5 3zM89 35c2 0 5 0 5-3s-3-3-5-3h-84c-2 0-5 0-5 3s3 3 5 3z">
            <text:p/>
          </draw:path>
          <draw:path draw:style-name="gr3" draw:text-style-name="P3" draw:layer="layout" svg:width="0.109cm" svg:height="0.101cm" svg:x="13.109cm" svg:y="7.204cm" svg:viewBox="0 0 110 102" svg:d="M15 7v88h-15v7h61c28 0 49-19 49-50 0-33-21-52-49-52h-61v7zM35 95v-88h20c9 0 21 3 28 13 5 8 6 18 6 32 0 16-1 24-6 30-7 11-19 13-28 13z">
            <text:p/>
          </draw:path>
          <draw:path draw:style-name="gr3" draw:text-style-name="P3" draw:layer="layout" svg:width="0.056cm" svg:height="0.066cm" svg:x="13.232cm" svg:y="7.239cm" svg:viewBox="0 0 57 67" svg:d="M23 17v-17l-23 1v7c9 0 10 0 10 6v46h-10v7c5 0 11-1 18-1 5 0 14 0 20 1v-7h-13v-26c0-10 4-29 18-29 0 0-3 3-3 7 0 6 5 9 9 9s8-3 8-9c0-8-7-12-15-12-10 0-15 7-19 17z">
            <text:p/>
          </draw:path>
        </draw:g>
        <draw:g>
          <svg:title>TexMaths</svg:title>
          <svg:desc>28§display§\mathbf{e}§svg§600§FALSE§</svg:desc>
          <draw:path draw:style-name="gr3" draw:text-style-name="P3" draw:layer="layout" svg:width="0.101cm" svg:height="0.101cm" svg:x="12.471cm" svg:y="6.662cm" svg:viewBox="0 0 102 102" svg:d="M95 52c5 0 7 0 7-6 0-7-1-23-12-34-8-8-20-12-35-12-36 0-55 23-55 51 0 29 22 51 58 51 35 0 44-24 44-28s-4-4-5-4c-4 0-4 2-6 5-4 11-17 18-31 18-32 0-31-30-31-41zM29 45c0-9 0-18 5-25 6-9 14-12 21-12 26 0 26 29 26 37z">
            <text:p/>
          </draw:path>
        </draw:g>
        <draw:frame draw:style-name="gr15" draw:text-style-name="P9" draw:layer="layout" svg:width="0.883cm" svg:height="0.835cm" svg:x="4.064cm" svg:y="4.426cm">
          <draw:text-box>
            <text:p><text:span text:style-name="T1">A</text:span></text:p>
          </draw:text-box>
        </draw:frame>
        <draw:frame draw:style-name="gr15" draw:text-style-name="P9" draw:layer="layout" svg:width="0.853cm" svg:height="0.835cm" svg:x="4.065cm" svg:y="9.127cm">
          <draw:text-box draw:corner-radius="1.015cm">
            <text:p><text:span text:style-name="T1">B</text:span></text:p>
          </draw:text-box>
        </draw:frame>
        <draw:g>
          <svg:title>TexMaths</svg:title>
          <svg:desc>28§display§\mathbf{c}§svg§600§FALSE§</svg:desc>
          <draw:path draw:style-name="gr3" draw:text-style-name="P3" draw:layer="layout" svg:width="0.101cm" svg:height="0.126cm" svg:x="7.823cm" svg:y="10.899cm" svg:viewBox="0 0 102 127" svg:d="M75 13c-5 4-5 10-5 13 0 12 8 17 15 17 6 0 14-6 14-17 0-24-27-26-40-26-42 0-59 32-59 64 0 37 22 63 58 63 37 0 44-33 44-34 0-4-3-4-5-4-4 0-5 0-6 4-6 18-17 23-29 23-32 0-32-41-32-53 0-16 0-52 29-52 9 0 13 1 16 2z">
            <text:p/>
          </draw:path>
        </draw:g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2:40:52.699708656</meta:creation-date>
    <dc:date>2020-04-16T16:05:55.643018418</dc:date>
    <meta:editing-duration>PT47M52S</meta:editing-duration>
    <meta:editing-cycles>6</meta:editing-cycles>
    <meta:generator>LibreOffice/6.0.7.3$Linux_X86_64 LibreOffice_project/00m0$Build-3</meta:generator>
    <meta:document-statistic meta:object-count="235"/>
  </office:meta>
</office:document-meta>
</file>